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4.499cm" fo:margin-left="2.501cm" table:align="left"/>
    </style:style>
    <style:style style:name="Tabla1.A" style:family="table-column">
      <style:table-column-properties style:column-width="1.686cm"/>
    </style:style>
    <style:style style:name="Tabla1.B" style:family="table-column">
      <style:table-column-properties style:column-width="1.919cm"/>
    </style:style>
    <style:style style:name="Tabla1.C" style:family="table-column">
      <style:table-column-properties style:column-width="2.395cm"/>
    </style:style>
    <style:style style:name="Tabla1.D" style:family="table-column">
      <style:table-column-properties style:column-width="3.173cm"/>
    </style:style>
    <style:style style:name="Tabla1.E" style:family="table-column">
      <style:table-column-properties style:column-width="2.233cm"/>
    </style:style>
    <style:style style:name="Tabla1.F" style:family="table-column">
      <style:table-column-properties style:column-width="3.092cm"/>
    </style:style>
    <style:style style:name="Tabla1.A1" style:family="table-cell">
      <style:table-cell-properties style:vertical-align="middle" fo:padding="0.049cm" fo:border="none"/>
    </style:style>
    <style:style style:name="P1" style:family="paragraph" style:parent-style-name="Header">
      <style:text-properties officeooo:rsid="0002ff02" officeooo:paragraph-rsid="0002ff02"/>
    </style:style>
    <style:style style:name="P2" style:family="paragraph" style:parent-style-name="Header">
      <style:paragraph-properties fo:text-align="end" style:justify-single-word="false"/>
      <style:text-properties officeooo:rsid="0002ff02" officeooo:paragraph-rsid="0002ff02"/>
    </style:style>
    <style:style style:name="P3" style:family="paragraph" style:parent-style-name="Footer">
      <style:paragraph-properties fo:text-align="end" style:justify-single-word="false"/>
    </style:style>
    <style:style style:name="P4" style:family="paragraph" style:parent-style-name="Heading_20_2">
      <style:text-properties officeooo:paragraph-rsid="0002ff02"/>
    </style:style>
    <style:style style:name="P5" style:family="paragraph" style:parent-style-name="Preformatted_20_Text">
      <style:paragraph-properties fo:margin-left="0cm" fo:margin-right="0cm" fo:text-indent="0cm" style:auto-text-indent="false" style:writing-mode="lr-tb"/>
    </style:style>
    <style:style style:name="P6" style:family="paragraph" style:parent-style-name="Preformatted_20_Text">
      <style:paragraph-properties fo:margin-left="0cm" fo:margin-right="0cm" fo:margin-top="0cm" fo:margin-bottom="0.499cm" style:contextual-spacing="false" fo:text-indent="0cm" style:auto-text-indent="false" style:writing-mode="lr-tb"/>
    </style:style>
    <style:style style:name="P7" style:family="paragraph" style:parent-style-name="Preformatted_20_Text">
      <style:paragraph-properties style:writing-mode="lr-tb"/>
    </style:style>
    <style:style style:name="P8" style:family="paragraph" style:parent-style-name="Preformatted_20_Text">
      <style:paragraph-properties fo:margin-top="0cm" fo:margin-bottom="0.499cm" style:contextual-spacing="false" style:writing-mode="lr-tb"/>
    </style:style>
    <style:style style:name="P9" style:family="paragraph" style:parent-style-name="Footer">
      <style:paragraph-properties fo:text-align="end" style:justify-single-word="false"/>
    </style:style>
    <style:style style:name="P10" style:family="paragraph" style:parent-style-name="Heading_20_3">
      <style:paragraph-properties fo:margin-left="0cm" fo:margin-right="0cm" fo:text-indent="0cm" style:auto-text-indent="false"/>
    </style:style>
    <style:style style:name="P11" style:family="paragraph" style:parent-style-name="Heading_20_3">
      <style:text-properties officeooo:paragraph-rsid="0005aa8a"/>
    </style:style>
    <style:style style:name="P12" style:family="paragraph" style:parent-style-name="Heading_20_4">
      <style:paragraph-properties fo:margin-left="0cm" fo:margin-right="0cm" fo:text-indent="0cm" style:auto-text-indent="false"/>
    </style:style>
    <style:style style:name="P13" style:family="paragraph" style:parent-style-name="Table_20_Contents">
      <style:paragraph-properties fo:margin-left="0cm" fo:margin-right="0cm" fo:text-indent="0cm" style:auto-text-indent="false"/>
    </style:style>
    <style:style style:name="P14" style:family="paragraph" style:parent-style-name="Table_20_Heading">
      <style:paragraph-properties fo:margin-left="0cm" fo:margin-right="0cm" fo:text-indent="0cm" style:auto-text-indent="false"/>
    </style:style>
    <style:style style:name="P15" style:family="paragraph" style:parent-style-name="Text_20_body">
      <style:text-properties officeooo:rsid="0002ff02" officeooo:paragraph-rsid="0002ff02" fo:background-color="#ffff00"/>
    </style:style>
    <style:style style:name="P16" style:family="paragraph" style:parent-style-name="Text_20_body" style:list-style-name="L1"/>
    <style:style style:name="P17" style:family="paragraph" style:parent-style-name="Text_20_body" style:list-style-name="L1">
      <style:paragraph-properties fo:margin-top="0cm" fo:margin-bottom="0cm" style:contextual-spacing="false"/>
    </style:style>
    <style:style style:name="P18" style:family="paragraph" style:parent-style-name="Text_20_body" style:list-style-name="L2"/>
    <style:style style:name="P19" style:family="paragraph" style:parent-style-name="Text_20_body" style:list-style-name="L2">
      <style:paragraph-properties fo:margin-top="0cm" fo:margin-bottom="0cm" style:contextual-spacing="false"/>
    </style:style>
    <style:style style:name="P20" style:family="paragraph" style:parent-style-name="Text_20_body">
      <style:text-properties officeooo:paragraph-rsid="0005aa8a"/>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margin-top="0cm" fo:margin-bottom="0cm" style:contextual-spacing="false" fo:text-indent="0cm" style:auto-text-indent="false" style:writing-mode="lr-tb"/>
    </style:style>
    <style:style style:name="P23" style:family="paragraph" style:parent-style-name="Text_20_body" style:list-style-name="L3">
      <style:paragraph-properties fo:margin-left="0cm" fo:margin-right="0cm" fo:margin-top="0cm" fo:margin-bottom="0cm" style:contextual-spacing="false" fo:text-indent="0cm" style:auto-text-indent="false"/>
    </style:style>
    <style:style style:name="P24" style:family="paragraph" style:parent-style-name="Text_20_body" style:list-style-name="L3">
      <style:paragraph-properties fo:margin-left="0cm" fo:margin-right="0cm" fo:text-indent="0cm" style:auto-text-indent="false"/>
    </style:style>
    <style:style style:name="P25" style:family="paragraph" style:parent-style-name="Text_20_body" style:list-style-name="L4">
      <style:paragraph-properties fo:margin-left="0cm" fo:margin-right="0cm" fo:margin-top="0cm" fo:margin-bottom="0cm" style:contextual-spacing="false" fo:text-indent="0cm" style:auto-text-indent="false"/>
    </style:style>
    <style:style style:name="P26" style:family="paragraph" style:parent-style-name="Text_20_body" style:list-style-name="L4">
      <style:paragraph-properties fo:margin-left="0cm" fo:margin-right="0cm" fo:text-indent="0cm" style:auto-text-indent="false"/>
    </style:style>
    <style:style style:name="P27" style:family="paragraph" style:parent-style-name="Text_20_body" style:list-style-name="L5">
      <style:paragraph-properties fo:margin-left="0cm" fo:margin-right="0cm" fo:margin-top="0cm" fo:margin-bottom="0cm" style:contextual-spacing="false" fo:text-indent="0cm" style:auto-text-indent="false"/>
    </style:style>
    <style:style style:name="P28" style:family="paragraph" style:parent-style-name="Text_20_body" style:list-style-name="L5">
      <style:paragraph-properties fo:margin-left="0cm" fo:margin-right="0cm" fo:margin-top="0cm" fo:margin-bottom="0cm" style:contextual-spacing="false" fo:text-indent="0cm" style:auto-text-indent="false" style:writing-mode="lr-tb"/>
    </style:style>
    <style:style style:name="P29" style:family="paragraph" style:parent-style-name="Text_20_body" style:list-style-name="L6">
      <style:paragraph-properties fo:margin-left="0cm" fo:margin-right="0cm" fo:margin-top="0cm" fo:margin-bottom="0cm" style:contextual-spacing="false" fo:text-indent="0cm" style:auto-text-indent="false"/>
    </style:style>
    <style:style style:name="P30" style:family="paragraph" style:parent-style-name="Text_20_body" style:list-style-name="L6">
      <style:paragraph-properties fo:margin-left="0cm" fo:margin-right="0cm" fo:margin-top="0cm" fo:margin-bottom="0cm" style:contextual-spacing="false" fo:text-indent="0cm" style:auto-text-indent="false" style:writing-mode="lr-tb"/>
    </style:style>
    <style:style style:name="P31" style:family="paragraph" style:parent-style-name="Text_20_body" style:list-style-name="L7">
      <style:paragraph-properties fo:margin-left="0cm" fo:margin-right="0cm" fo:margin-top="0cm" fo:margin-bottom="0cm" style:contextual-spacing="false" fo:text-indent="0cm" style:auto-text-indent="false"/>
    </style:style>
    <style:style style:name="P32" style:family="paragraph" style:parent-style-name="Text_20_body" style:list-style-name="L7">
      <style:paragraph-properties fo:margin-left="0cm" fo:margin-right="0cm" fo:margin-top="0cm" fo:margin-bottom="0cm" style:contextual-spacing="false" fo:text-indent="0cm" style:auto-text-indent="false" style:writing-mode="lr-tb"/>
    </style:style>
    <style:style style:name="P33" style:family="paragraph" style:parent-style-name="Text_20_body" style:list-style-name="L8">
      <style:paragraph-properties fo:margin-left="0cm" fo:margin-right="0cm" fo:margin-top="0cm" fo:margin-bottom="0cm" style:contextual-spacing="false" fo:text-indent="0cm" style:auto-text-indent="false"/>
    </style:style>
    <style:style style:name="P34" style:family="paragraph" style:parent-style-name="Text_20_body" style:list-style-name="L8">
      <style:paragraph-properties fo:margin-left="0cm" fo:margin-right="0cm" fo:text-indent="0cm" style:auto-text-indent="false"/>
    </style:style>
    <style:style style:name="P35" style:family="paragraph" style:parent-style-name="Text_20_body" style:list-style-name="L9">
      <style:paragraph-properties fo:margin-left="0cm" fo:margin-right="0cm" fo:margin-top="0cm" fo:margin-bottom="0cm" style:contextual-spacing="false" fo:text-indent="0cm" style:auto-text-indent="false"/>
    </style:style>
    <style:style style:name="P36" style:family="paragraph" style:parent-style-name="Text_20_body" style:list-style-name="L9">
      <style:paragraph-properties fo:margin-left="0cm" fo:margin-right="0cm" fo:margin-top="0cm" fo:margin-bottom="0cm" style:contextual-spacing="false" fo:text-indent="0cm" style:auto-text-indent="false" style:writing-mode="lr-tb"/>
    </style:style>
    <style:style style:name="P37" style:family="paragraph" style:parent-style-name="Text_20_body" style:list-style-name="L9">
      <style:paragraph-properties fo:margin-left="0cm" fo:margin-right="0cm" fo:text-indent="0cm" style:auto-text-indent="false"/>
    </style:style>
    <style:style style:name="P38" style:family="paragraph" style:parent-style-name="Text_20_body" style:list-style-name="L10">
      <style:paragraph-properties fo:margin-left="0cm" fo:margin-right="0cm" fo:margin-top="0cm" fo:margin-bottom="0cm" style:contextual-spacing="false" fo:text-indent="0cm" style:auto-text-indent="false"/>
    </style:style>
    <style:style style:name="P39" style:family="paragraph" style:parent-style-name="Text_20_body" style:list-style-name="L10">
      <style:paragraph-properties fo:margin-left="0cm" fo:margin-right="0cm" fo:text-indent="0cm" style:auto-text-indent="false"/>
    </style:style>
    <style:style style:name="P40" style:family="paragraph" style:parent-style-name="Text_20_body" style:list-style-name="L11">
      <style:paragraph-properties fo:margin-left="0cm" fo:margin-right="0cm" fo:margin-top="0cm" fo:margin-bottom="0cm" style:contextual-spacing="false" fo:text-indent="0cm" style:auto-text-indent="false"/>
    </style:style>
    <style:style style:name="P41" style:family="paragraph" style:parent-style-name="Text_20_body" style:list-style-name="L11">
      <style:paragraph-properties fo:margin-left="0cm" fo:margin-right="0cm" fo:text-indent="0cm" style:auto-text-indent="false"/>
    </style:style>
    <style:style style:name="P42" style:family="paragraph" style:parent-style-name="Text_20_body" style:list-style-name="L12">
      <style:paragraph-properties fo:margin-left="0cm" fo:margin-right="0cm" fo:margin-top="0cm" fo:margin-bottom="0cm" style:contextual-spacing="false" fo:text-indent="0cm" style:auto-text-indent="false"/>
    </style:style>
    <style:style style:name="P43" style:family="paragraph" style:parent-style-name="Text_20_body" style:list-style-name="L12">
      <style:paragraph-properties fo:margin-left="0cm" fo:margin-right="0cm" fo:text-indent="0cm" style:auto-text-indent="false"/>
    </style:style>
    <style:style style:name="P44" style:family="paragraph" style:parent-style-name="Text_20_body" style:list-style-name="L13">
      <style:paragraph-properties fo:margin-left="0cm" fo:margin-right="0cm" fo:margin-top="0cm" fo:margin-bottom="0cm" style:contextual-spacing="false" fo:text-indent="0cm" style:auto-text-indent="false"/>
    </style:style>
    <style:style style:name="P45" style:family="paragraph" style:parent-style-name="Text_20_body" style:list-style-name="L13">
      <style:paragraph-properties fo:margin-left="0cm" fo:margin-right="0cm" fo:text-indent="0cm" style:auto-text-indent="false"/>
    </style:style>
    <style:style style:name="P46" style:family="paragraph" style:parent-style-name="Text_20_body" style:list-style-name="L14">
      <style:paragraph-properties fo:margin-left="0cm" fo:margin-right="0cm" fo:margin-top="0cm" fo:margin-bottom="0cm" style:contextual-spacing="false" fo:text-indent="0cm" style:auto-text-indent="false"/>
    </style:style>
    <style:style style:name="P47" style:family="paragraph" style:parent-style-name="Text_20_body" style:list-style-name="L14">
      <style:paragraph-properties fo:margin-left="0cm" fo:margin-right="0cm" fo:text-indent="0cm" style:auto-text-indent="false"/>
    </style:style>
    <style:style style:name="P48" style:family="paragraph" style:parent-style-name="Text_20_body" style:list-style-name="L15">
      <style:paragraph-properties fo:margin-left="0cm" fo:margin-right="0cm" fo:text-indent="0cm" style:auto-text-indent="false"/>
    </style:style>
    <style:style style:name="P49" style:family="paragraph" style:parent-style-name="Text_20_body" style:list-style-name="L15">
      <style:paragraph-properties fo:margin-left="0cm" fo:margin-right="0cm" fo:margin-top="0cm" fo:margin-bottom="0cm" style:contextual-spacing="false" fo:text-indent="0cm" style:auto-text-indent="false"/>
    </style:style>
    <style:style style:name="P50" style:family="paragraph" style:parent-style-name="Text_20_body" style:list-style-name="L16">
      <style:paragraph-properties fo:margin-left="0cm" fo:margin-right="0cm" fo:margin-top="0cm" fo:margin-bottom="0cm" style:contextual-spacing="false" fo:text-indent="0cm" style:auto-text-indent="false"/>
    </style:style>
    <style:style style:name="P51" style:family="paragraph" style:parent-style-name="Text_20_body" style:list-style-name="L16">
      <style:paragraph-properties fo:margin-left="0cm" fo:margin-right="0cm" fo:text-indent="0cm" style:auto-text-indent="false"/>
    </style:style>
    <style:style style:name="P52" style:family="paragraph" style:parent-style-name="Text_20_body" style:list-style-name="L17">
      <style:paragraph-properties fo:margin-left="0cm" fo:margin-right="0cm" fo:text-indent="0cm" style:auto-text-indent="false"/>
    </style:style>
    <style:style style:name="P53" style:family="paragraph" style:parent-style-name="Title">
      <style:text-properties officeooo:paragraph-rsid="0005aa8a"/>
    </style:style>
    <style:style style:name="P54" style:family="paragraph" style:parent-style-name="Title">
      <style:text-properties officeooo:rsid="0008aafa" officeooo:paragraph-rsid="0008aafa"/>
    </style:style>
    <style:style style:name="T1" style:family="text">
      <style:text-properties officeooo:rsid="00041ec9"/>
    </style:style>
    <style:style style:name="T2" style:family="text">
      <style:text-properties officeooo:rsid="0002ff02" fo:background-color="#ffff00" loext:char-shading-value="0"/>
    </style:style>
    <style:style style:name="T3" style:family="text">
      <style:text-properties officeooo:rsid="0002ff02" fo:background-color="transparent" loext:char-shading-value="0"/>
    </style:style>
    <style:style style:name="T4" style:family="text">
      <style:text-properties officeooo:rsid="0005aa8a"/>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MÓDULO 1<text:span text:style-name="T4">(anexos)</text:span>:</text:p>
      <text:p text:style-name="P54">VirtualBox port forward</text:p>
      <text:h text:style-name="P11" text:outline-level="3"><text:span text:style-name="Strong_20_Emphasis"><text:span text:style-name="T2">¿Qué es la redirección de puertos y para qué se usa?</text:span></text:span></text:h>
      <text:p text:style-name="P21">La <text:span text:style-name="Strong_20_Emphasis">redirección de puertos </text:span>es un proceso mediante el cual se enruta el tráfico de red desde un puerto específico de una máquina (generalmente el anfitrión) hacia otro puerto en otra máquina (generalmente la máquina virtual invitada). Esto es especialmente útil cuando se trabaja con redes NAT (Network Address Translation), ya que las máquinas virtuales no son directamente accesibles desde la red externa.</text:p>
      <text:p text:style-name="P21">En el contexto de VirtualBox, cuando una máquina virtual está configurada en modo <text:span text:style-name="Strong_20_Emphasis">NAT </text:span>, la comunicación entre el anfitrión y el invitado se realiza a través de una red interna. Sin embargo, para permitir que servicios específicos de la máquina virtual (como SSH, HTTP o HTTPS) sean accesibles desde el anfitrión o desde otras máquinas en la red externa, es necesario configurar reglas de redirección de puertos.</text:p>
      <text:h text:style-name="P12" text:outline-level="4"><text:span text:style-name="Strong_20_Emphasis">Ejemplo de uso:</text:span></text:h>
      <text:list text:style-name="L12">
        <text:list-item>
          <text:p text:style-name="P42">Si deseas acceder al servicio SSH (puerto 22) de la máquina virtual desde el anfitrión, puedes redirigir el puerto 22 de la máquina virtual al puerto 2200 del anfitrión.</text:p>
        </text:list-item>
        <text:list-item>
          <text:p text:style-name="P43">Similarmente, si tienes un servidor web en la máquina virtual (puerto 80), puedes redirigirlo al puerto 8888 del anfitrión para acceder al sitio web desde el navegador del anfitrión.</text:p>
        </text:list-item>
      </text:list>
      <text:p text:style-name="Horizontal_20_Line"/>
      <text:h text:style-name="P10" text:outline-level="3"><text:span text:style-name="Strong_20_Emphasis">Procedimiento para redirigir puertos en VirtualBox con red NAT</text:span></text:h>
      <text:p text:style-name="P21">Supongamos que tienes las siguientes direcciones IP:</text:p>
      <text:list text:style-name="L13">
        <text:list-item>
          <text:p text:style-name="P44"><text:span text:style-name="Strong_20_Emphasis">Anfitrión </text:span>: <text:span text:style-name="Source_20_Text">10.1.1.10</text:span></text:p>
        </text:list-item>
        <text:list-item>
          <text:p text:style-name="P45"><text:span text:style-name="Strong_20_Emphasis">Invitado (máquina virtual) </text:span>: <text:span text:style-name="Source_20_Text">10.0.2.15</text:span></text:p>
        </text:list-item>
      </text:list>
      <text:p text:style-name="P21">Queremos redirigir los siguientes puertos:</text:p>
      <text:list text:style-name="L14">
        <text:list-item>
          <text:p text:style-name="P46">Puerto <text:span text:style-name="Strong_20_Emphasis">22 </text:span>del invitado al puerto <text:span text:style-name="Strong_20_Emphasis">2200 </text:span>del anfitrión.</text:p>
        </text:list-item>
        <text:list-item>
          <text:p text:style-name="P46">Puerto <text:span text:style-name="Strong_20_Emphasis">80 </text:span>del invitado al puerto <text:span text:style-name="Strong_20_Emphasis">8888 </text:span>del anfitrión.</text:p>
        </text:list-item>
        <text:list-item>
          <text:p text:style-name="P47">Puerto <text:span text:style-name="Strong_20_Emphasis">443 </text:span>del invitado al puerto <text:span text:style-name="Strong_20_Emphasis">4430 </text:span>del anfitrión.</text:p>
        </text:list-item>
      </text:list>
      <text:h text:style-name="P12" text:outline-level="4"><text:span text:style-name="Strong_20_Emphasis">Pasos:</text:span></text:h>
      <text:list text:style-name="L15">
        <text:list-item>
          <text:p text:style-name="P48"><text:span text:style-name="Strong_20_Emphasis">Abre VirtualBox y selecciona la máquina virtual:</text:span></text:p>
          <text:list>
            <text:list-item>
              <text:p text:style-name="P49">Haz clic en la máquina virtual que deseas configurar.</text:p>
            </text:list-item>
            <text:list-item>
              <text:p text:style-name="P49"><text:soft-page-break/>Haz clic en <text:span text:style-name="Strong_20_Emphasis">Configuración </text:span>(o <text:span text:style-name="Strong_20_Emphasis">Settings </text:span>).</text:p>
            </text:list-item>
          </text:list>
        </text:list-item>
        <text:list-item>
          <text:p text:style-name="P48"><text:span text:style-name="Strong_20_Emphasis">Ve a la sección de Red:</text:span></text:p>
          <text:list>
            <text:list-item>
              <text:p text:style-name="P49">En el panel izquierdo, selecciona <text:span text:style-name="Strong_20_Emphasis">Red </text:span>(o <text:span text:style-name="Strong_20_Emphasis">Network </text:span>).</text:p>
            </text:list-item>
            <text:list-item>
              <text:p text:style-name="P49">Asegúrate de que el adaptador de red esté configurado en modo <text:span text:style-name="Strong_20_Emphasis">NAT </text:span>.</text:p>
            </text:list-item>
          </text:list>
        </text:list-item>
        <text:list-item>
          <text:p text:style-name="P48"><text:span text:style-name="Strong_20_Emphasis">Abre la configuración avanzada de NAT:</text:span></text:p>
          <text:list>
            <text:list-item>
              <text:p text:style-name="P49">En la pestaña <text:span text:style-name="Strong_20_Emphasis">Adaptador 1 </text:span>, haz clic en el botón <text:span text:style-name="Strong_20_Emphasis">Avanzadas </text:span>(o <text:span text:style-name="Strong_20_Emphasis">Advanced </text:span>) para expandir las opciones.</text:p>
            </text:list-item>
            <text:list-item>
              <text:p text:style-name="P49">Haz clic en el botón <text:span text:style-name="Strong_20_Emphasis">Reenvío de puertos </text:span>(o <text:span text:style-name="Strong_20_Emphasis">Port Forwarding </text:span>).</text:p>
            </text:list-item>
          </text:list>
        </text:list-item>
        <text:list-item>
          <text:p text:style-name="P48"><text:span text:style-name="Strong_20_Emphasis">Añade las reglas de redirección:</text:span></text:p>
          <text:list>
            <text:list-item>
              <text:p text:style-name="P48">En la ventana emergente de reenvío de puertos, haz clic en el icono <text:span text:style-name="Strong_20_Emphasis">+ </text:span>para agregar nuevas reglas.</text:p>
            </text:list-item>
            <text:list-item>
              <text:p text:style-name="P48">Configura las siguientes reglas:</text:p>
            </text:list-item>
          </text:list>
        </text:list-item>
      </text:list>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table-cell table:style-name="Tabla1.A1" office:value-type="string">
              <text:p text:style-name="P14">Nombre</text:p>
            </table:table-cell>
            <table:table-cell table:style-name="Tabla1.A1" office:value-type="string">
              <text:p text:style-name="P14">Protocolo</text:p>
            </table:table-cell>
            <table:table-cell table:style-name="Tabla1.A1" office:value-type="string">
              <text:p text:style-name="P14">IP Anfitrión</text:p>
            </table:table-cell>
            <table:table-cell table:style-name="Tabla1.A1" office:value-type="string">
              <text:p text:style-name="P14">Puerto Anfitrión</text:p>
            </table:table-cell>
            <table:table-cell table:style-name="Tabla1.A1" office:value-type="string">
              <text:p text:style-name="P14">IP Invitado</text:p>
            </table:table-cell>
            <table:table-cell table:style-name="Tabla1.A1" office:value-type="string">
              <text:p text:style-name="P14">Puerto Invitado</text:p>
            </table:table-cell>
          </table:table-row>
        </table:table-header-rows>
        <table:table-row>
          <table:table-cell table:style-name="Tabla1.A1" office:value-type="string">
            <text:p text:style-name="P13">SSH</text:p>
          </table:table-cell>
          <table:table-cell table:style-name="Tabla1.A1" office:value-type="string">
            <text:p text:style-name="P13">TCP</text:p>
          </table:table-cell>
          <table:table-cell table:style-name="Tabla1.A1" office:value-type="string">
            <text:p text:style-name="P13">10.1.1.10</text:p>
          </table:table-cell>
          <table:table-cell table:style-name="Tabla1.A1" office:value-type="string">
            <text:p text:style-name="P13">2200</text:p>
          </table:table-cell>
          <table:table-cell table:style-name="Tabla1.A1" office:value-type="string">
            <text:p text:style-name="P13">10.0.2.15</text:p>
          </table:table-cell>
          <table:table-cell table:style-name="Tabla1.A1" office:value-type="string">
            <text:p text:style-name="P13">22</text:p>
          </table:table-cell>
        </table:table-row>
        <table:table-row>
          <table:table-cell table:style-name="Tabla1.A1" office:value-type="string">
            <text:p text:style-name="P13">HTTP</text:p>
          </table:table-cell>
          <table:table-cell table:style-name="Tabla1.A1" office:value-type="string">
            <text:p text:style-name="P13">TCP</text:p>
          </table:table-cell>
          <table:table-cell table:style-name="Tabla1.A1" office:value-type="string">
            <text:p text:style-name="P13">10.1.1.10</text:p>
          </table:table-cell>
          <table:table-cell table:style-name="Tabla1.A1" office:value-type="string">
            <text:p text:style-name="P13">8888</text:p>
          </table:table-cell>
          <table:table-cell table:style-name="Tabla1.A1" office:value-type="string">
            <text:p text:style-name="P13">10.0.2.15</text:p>
          </table:table-cell>
          <table:table-cell table:style-name="Tabla1.A1" office:value-type="string">
            <text:p text:style-name="P13">80</text:p>
          </table:table-cell>
        </table:table-row>
        <table:table-row>
          <table:table-cell table:style-name="Tabla1.A1" office:value-type="string">
            <text:p text:style-name="P13">HTTPS</text:p>
          </table:table-cell>
          <table:table-cell table:style-name="Tabla1.A1" office:value-type="string">
            <text:p text:style-name="P13">TCP</text:p>
          </table:table-cell>
          <table:table-cell table:style-name="Tabla1.A1" office:value-type="string">
            <text:p text:style-name="P13">10.1.1.10</text:p>
          </table:table-cell>
          <table:table-cell table:style-name="Tabla1.A1" office:value-type="string">
            <text:p text:style-name="P13">4430</text:p>
          </table:table-cell>
          <table:table-cell table:style-name="Tabla1.A1" office:value-type="string">
            <text:p text:style-name="P13">10.0.2.15</text:p>
          </table:table-cell>
          <table:table-cell table:style-name="Tabla1.A1" office:value-type="string">
            <text:p text:style-name="P13">443</text:p>
          </table:table-cell>
        </table:table-row>
      </table:table>
      <text:list text:continue-numbering="true" text:style-name="L15">
        <text:list-item>
          <text:list>
            <text:list-item>
              <text:p text:style-name="P48">Explicación de los campos:</text:p>
              <text:list>
                <text:list-item>
                  <text:p text:style-name="P49"><text:span text:style-name="Strong_20_Emphasis">Nombre </text:span>: Un identificador descriptivo para la regla.</text:p>
                </text:list-item>
                <text:list-item>
                  <text:p text:style-name="P49"><text:span text:style-name="Strong_20_Emphasis">Protocolo </text:span>: Generalmente es TCP (también puede ser UDP si es necesario).</text:p>
                </text:list-item>
                <text:list-item>
                  <text:p text:style-name="P49"><text:span text:style-name="Strong_20_Emphasis">IP Anfitrión </text:span>: La dirección IP del anfitrión (<text:span text:style-name="Source_20_Text">10.1.1.10</text:span>).</text:p>
                </text:list-item>
                <text:list-item>
                  <text:p text:style-name="P49"><text:span text:style-name="Strong_20_Emphasis">Puerto Anfitrión </text:span>: El puerto en el anfitrión que redirigirá el tráfico.</text:p>
                </text:list-item>
                <text:list-item>
                  <text:p text:style-name="P49"><text:span text:style-name="Strong_20_Emphasis">IP Invitado </text:span>: La dirección IP de la máquina virtual (<text:span text:style-name="Source_20_Text">10.0.2.15</text:span>).</text:p>
                </text:list-item>
                <text:list-item>
                  <text:p text:style-name="P49"><text:span text:style-name="Strong_20_Emphasis">Puerto Invitado </text:span>: El puerto en la máquina virtual que recibirá el tráfico.</text:p>
                </text:list-item>
              </text:list>
            </text:list-item>
          </text:list>
        </text:list-item>
        <text:list-item>
          <text:p text:style-name="P48"><text:span text:style-name="Strong_20_Emphasis">Guarda la configuración:</text:span></text:p>
          <text:list>
            <text:list-item>
              <text:p text:style-name="P49">Una vez que hayas agregado todas las reglas, haz clic en <text:span text:style-name="Strong_20_Emphasis">Aceptar </text:span>para cerrar la ventana de reenvío de puertos.</text:p>
            </text:list-item>
            <text:list-item>
              <text:p text:style-name="P49">Luego, haz clic en <text:span text:style-name="Strong_20_Emphasis">Aceptar </text:span>nuevamente para guardar la configuración de red.</text:p>
            </text:list-item>
          </text:list>
        </text:list-item>
        <text:list-item>
          <text:p text:style-name="P48"><text:span text:style-name="Strong_20_Emphasis">Inicia la máquina virtual:</text:span></text:p>
          <text:list>
            <text:list-item>
              <text:p text:style-name="P49">Arranca la máquina virtual y asegúrate de que los servicios correspondientes (SSH, HTTP, HTTPS) estén activos y escuchando en los puertos respectivos.</text:p>
            </text:list-item>
          </text:list>
        </text:list-item>
        <text:list-item>
          <text:p text:style-name="P48"><text:span text:style-name="Strong_20_Emphasis">Prueba las conexiones:</text:span></text:p>
          <text:list>
            <text:list-item>
              <text:p text:style-name="P49">Desde el anfitrión, utiliza las siguientes direcciones para probar la redirección:</text:p>
              <text:list>
                <text:list-item>
                  <text:p text:style-name="P49"><text:span text:style-name="Strong_20_Emphasis">SSH </text:span>: Conéctate al puerto 2200 del anfitrión (<text:span text:style-name="Source_20_Text">ssh usuario@10.1.1.10 -p 2200</text:span>).</text:p>
                </text:list-item>
                <text:list-item>
                  <text:p text:style-name="P49"><text:span text:style-name="Strong_20_Emphasis">HTTP </text:span>: Accede al servidor web en <text:span text:style-name="Source_20_Text">http://10.1.1.10:8888</text:span>.</text:p>
                </text:list-item>
                <text:list-item>
                  <text:p text:style-name="P48"><text:span text:style-name="Strong_20_Emphasis">HTTPS </text:span>: Accede al servidor seguro en <text:span text:style-name="Source_20_Text">https://10.1.1.10:4430</text:span>.</text:p>
                </text:list-item>
              </text:list>
            </text:list-item>
          </text:list>
        </text:list-item>
      </text:list>
      <text:p text:style-name="Horizontal_20_Line"/>
      <text:h text:style-name="P10" text:outline-level="3"><text:soft-page-break/><text:span text:style-name="Strong_20_Emphasis">Resultado esperado</text:span></text:h>
      <text:p text:style-name="P21">Con esta configuración:</text:p>
      <text:list text:style-name="L16">
        <text:list-item>
          <text:p text:style-name="P50">Cuando intentes conectarte al puerto <text:span text:style-name="Strong_20_Emphasis">2200 </text:span>del anfitrión (<text:span text:style-name="Source_20_Text">10.1.1.10</text:span>), el tráfico será redirigido automáticamente al puerto <text:span text:style-name="Strong_20_Emphasis">22 </text:span>de la máquina virtual (<text:span text:style-name="Source_20_Text">10.0.2.15</text:span>).</text:p>
        </text:list-item>
        <text:list-item>
          <text:p text:style-name="P50">Cuando accedas al puerto <text:span text:style-name="Strong_20_Emphasis">8888 </text:span>del anfitrión, el tráfico será redirigido al puerto <text:span text:style-name="Strong_20_Emphasis">80 </text:span>de la máquina virtual.</text:p>
        </text:list-item>
        <text:list-item>
          <text:p text:style-name="P51">Cuando accedas al puerto <text:span text:style-name="Strong_20_Emphasis">4430 </text:span>del anfitrión, el tráfico será redirigido al puerto <text:span text:style-name="Strong_20_Emphasis">443 </text:span>de la máquina virtual.</text:p>
        </text:list-item>
      </text:list>
      <text:p text:style-name="P21">Esto permite que los servicios de la máquina virtual sean accesibles desde el anfitrión sin necesidad de cambiar la configuración de red a modo puente o host-only.</text:p>
      <text:p text:style-name="Horizontal_20_Line"/>
      <text:h text:style-name="P10" text:outline-level="3"><text:span text:style-name="Strong_20_Emphasis">Conclusión</text:span></text:h>
      <text:p text:style-name="P21">La redirección de puertos es una herramienta poderosa para permitir la comunicación entre el anfitrión y la máquina virtual en entornos NAT. Con las reglas correctamente configuradas, puedes acceder a servicios específicos de la máquina virtual sin comprometer la seguridad ni la simplicidad de la red NAT.</text:p>
      <text:p text:style-name="P21"><text:span text:style-name="Strong_20_Emphasis">Respuesta final:</text:span><text:line-break/>Se han configurado las siguientes redirecciones de puertos en VirtualBox con NAT:</text:p>
      <text:list text:style-name="L17">
        <text:list-item>
          <text:p text:style-name="P52">Puertos <text:span text:style-name="Strong_20_Emphasis">22 → 2200 </text:span>, <text:span text:style-name="Strong_20_Emphasis">80 → 8888 </text:span>y <text:span text:style-name="Strong_20_Emphasis">443 → 4430 </text:span>.</text:p>
        </text:list-item>
      </text:list>
      <text:p text:style-name="P20"><text:span text:style-name="Strong_20_Emphasis"><text:span text:style-name="T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2ff02" officeooo:paragraph-rsid="0002ff02"/>
    </style:style>
    <style:style style:name="MP2" style:family="paragraph" style:parent-style-name="Header">
      <style:paragraph-properties fo:text-align="end" style:justify-single-word="false"/>
      <style:text-properties officeooo:rsid="0002ff02" officeooo:paragraph-rsid="0002ff02"/>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PIC Devop tools</text:p>
        <text:p text:style-name="MP2">CFTIC Getafe 24/1520</text:p>
      </style:header>
      <style:footer>
        <text:p text:style-name="MP3"><text:bookmark-start text:name="PageNumWizard_FOOTER_Estilo de página predeterminado1"/><text:page-number text:select-page="current">1</text:page-number><text:s/>/ <text:page-count>3</text:page-count><text:bookmark-end text:name="PageNumWizard_FOOTER_Estilo de página predeterminado1"/></text:p>
      </style:footer>
      <style:footer-left>
        <text:p text:style-name="MP3"><text:bookmark-start text:name="PageNumWizard_FOOTER_Estilo de página predeterminado2"/><text:page-number text:select-page="current">2</text:page-number><text:s/>/ <text:page-count>3</text:page-count><text:bookmark-end text:name="PageNumWizard_FOOTER_Estilo de página predeterminado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7T17:03:02.282380017</meta:creation-date>
    <dc:date>2025-03-18T18:01:37.054033868</dc:date>
    <meta:editing-duration>PT43M41S</meta:editing-duration>
    <meta:editing-cycles>6</meta:editing-cycles>
    <meta:generator>LibreOffice/24.2.2.2$Linux_X86_64 LibreOffice_project/d56cc158d8a96260b836f100ef4b4ef25d6f1a01</meta:generator>
    <meta:print-date>2025-03-18T17:44:44.794479419</meta:print-date>
    <meta:printed-by>Archivos PDF</meta:printed-by>
    <meta:document-statistic meta:table-count="1" meta:image-count="0" meta:object-count="0" meta:page-count="3" meta:paragraph-count="84" meta:word-count="797" meta:character-count="4683" meta:non-whitespace-character-count="4010"/>
  </office:meta>
</office:document-meta>
</file>